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4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ce2"/>
        <table:table-column table:style-name="co1" table:default-cell-style-name="ce12"/>
        <table:table-column table:style-name="co1" table:number-columns-repeated="1005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Sg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Sa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Se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" table:formula="of:=&quot;01&quot;" office:value-type="string" office:string-value="01" calcext:value-type="string">
            <text:p>0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Sb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Sf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&quot;01&quot;" office:value-type="string" office:string-value="01" calcext:value-type="string">
            <text:p>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Sc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Sg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7" table:formula="of:=&quot;01&quot;" office:value-type="string" office:string-value="01" calcext:value-type="string">
            <text:p>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5"/>
          <table:table-cell table:number-columns-repeated="1005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5" office:value-type="string" calcext:value-type="string">
            <text:p>Sd</text:p>
          </table:table-cell>
          <table:table-cell table:style-name="ce9" table:formula="of:=&quot;00&quot;" office:value-type="string" office:string-value="00" calcext:value-type="string">
            <text:p>00</text:p>
          </table:table-cell>
          <table:table-cell table:style-name="ce10" table:formula="of:=&quot;01&quot;" office:value-type="string" office:string-value="01" calcext:value-type="string">
            <text:p>01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6" table:formula="of:=&quot;00&quot;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formula="of:=&quot;01&quot;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5:02:48.314000000</meta:creation-date>
    <dc:date>2016-10-11T15:47:09.374000000</dc:date>
    <meta:editing-duration>PT14M10S</meta:editing-duration>
    <meta:editing-cycles>1</meta:editing-cycles>
    <meta:document-statistic meta:table-count="1" meta:cell-count="362" meta:object-count="0"/>
    <meta:generator>LibreOffice/5.0.4.2$Windows_x86 LibreOffice_project/2b9802c1994aa0b7dc6079e128979269cf95bc78</meta:generator>
  </office:meta>
</office:document-meta>
</file>